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justify"/>
      <style:text-properties fo:color="#00ff00" fo:font-family="Wingdings" style:font-style-name="Regular" style:font-pitch="variable" style:font-charset="x-symbol" fo:font-size="41.4000015258789pt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style:text-properties fo:font-family="'Kristen ITC'" style:font-style-name="Regular" style:font-family-generic="script" style:font-pitch="variable" fo:font-size="32pt" style:font-size-asian="32pt" style:font-size-complex="32pt"/>
    </style:style>
    <style:style style:name="T1" style:family="text">
      <style:text-properties fo:font-family="Algerian" style:font-style-name="Regular" style:font-family-generic="decorative" style:font-pitch="variable" fo:font-size="32pt" style:font-size-asian="32pt" style:font-size-complex="32pt"/>
    </style:style>
    <style:style style:name="T2" style:family="text">
      <style:text-properties fo:font-family="'Wide Latin'" style:font-style-name="Regular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>Comment Test</text:p>
          </draw:text-box>
        </draw:frame>
        <draw:frame presentation:style-name="pr2" draw:text-style-name="P2" draw:layer="layout" svg:width="24.599cm" svg:height="13.86cm" svg:x="2cm" svg:y="5.414cm" presentation:class="subtitle" presentation:user-transformed="true">
          <draw:text-box>
            <text:p text:style-name="P2"><text:span text:style-name="T1"><text:s/></text:span><text:span text:style-name="T2"><text:s text:c="2"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1-11-07T20:40:48</dc:date>
          <text:p>Here is a comment</text:p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41:02.17</dc:date>
    <meta:generator>LibreOffice/3.4$Win32 LibreOffice_project/340m1$Build-302</meta:generator>
    <meta:document-statistic meta:object-count="36"/>
  </office:meta>
</office:document-meta>
</file>